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223cm" svg:height="8cm" svg:x="0.577cm" svg:y="1.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6-05T08:37:10.884760434</dc:date>
    <meta:editing-duration>PT3M26S</meta:editing-duration>
    <meta:editing-cycles>20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224cm" svg:height="8.001cm" xlink:href="." xlink:type="simple" chart:class="chart:scatter" chart:style-name="ch1">
        <chart:plot-area chart:style-name="ch2" chart:data-source-has-labels="both" svg:x="0.284cm" svg:y="0.16cm" svg:width="13.656cm" svg:height="7.681cm">
          <chart:coordinate-region svg:x="0.826cm" svg:y="0.359cm" svg:width="13.02cm" svg:height="7.283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309016994374945">
                <text:p>-0.3090169943749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30901699437495">
                <text:p>-0.309016994374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809016994374946">
                <text:p>0.8090169943749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809016994374949">
                <text:p>0.8090169943749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309016994374945">
                <text:p>-0.3090169943749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30901699437495">
                <text:p>-0.309016994374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809016994374946">
                <text:p>0.8090169943749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809016994374949">
                <text:p>0.8090169943749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309016994374945">
                <text:p>-0.3090169943749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30901699437495">
                <text:p>-0.309016994374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809016994374946">
                <text:p>0.8090169943749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809016994374945">
                <text:p>0.8090169943749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309016994374951">
                <text:p>-0.309016994374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30901699437495">
                <text:p>-0.309016994374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809016994374945">
                <text:p>0.8090169943749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809016994374949">
                <text:p>0.8090169943749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309016994374951">
                <text:p>-0.3090169943749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309016994374944">
                <text:p>-0.3090169943749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809016994374945">
                <text:p>0.8090169943749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80901699437495">
                <text:p>0.809016994374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309016994374944">
                <text:p>-0.3090169943749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309016994374944">
                <text:p>-0.3090169943749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809016994374949">
                <text:p>0.8090169943749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809016994374945">
                <text:p>0.8090169943749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309016994374944">
                <text:p>-0.3090169943749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309016994374951">
                <text:p>-0.3090169943749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809016994374949">
                <text:p>0.8090169943749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809016994374946">
                <text:p>0.8090169943749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30901699437495">
                <text:p>-0.309016994374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309016994374951">
                <text:p>-0.3090169943749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809016994374945">
                <text:p>0.8090169943749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80901699437495">
                <text:p>0.809016994374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0.309016994374936">
                <text:p>-0.3090169943749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.809016994374943">
                <text:p>-0.8090169943749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309016994374945">
                <text:p>-0.3090169943749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30901699437494">
                <text:p>0.309016994374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.809016994374945">
                <text:p>0.8090169943749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.809016994374946">
                <text:p>0.8090169943749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.309016994374955">
                <text:p>0.3090169943749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.309016994374929">
                <text:p>-0.3090169943749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0.809016994374938">
                <text:p>-0.8090169943749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.809016994374952">
                <text:p>-0.8090169943749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.309016994374965">
                <text:p>-0.3090169943749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309016994374933">
                <text:p>0.3090169943749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80901699437494">
                <text:p>0.809016994374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80901699437495">
                <text:p>0.809016994374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309016994374962">
                <text:p>0.3090169943749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309016994374936">
                <text:p>-0.3090169943749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809016994374943">
                <text:p>-0.8090169943749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309016994374959">
                <text:p>-0.3090169943749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309016994374939">
                <text:p>0.3090169943749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809016994374944">
                <text:p>0.8090169943749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809016994374955">
                <text:p>0.8090169943749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309016994374956">
                <text:p>0.3090169943749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309016994374943">
                <text:p>-0.3090169943749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809016994374946">
                <text:p>-0.8090169943749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809016994374952">
                <text:p>-0.8090169943749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309016994374952">
                <text:p>-0.3090169943749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309016994374932">
                <text:p>0.3090169943749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80901699437494">
                <text:p>0.809016994374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809016994374959">
                <text:p>0.8090169943749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309016994374963">
                <text:p>0.3090169943749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309016994374936">
                <text:p>-0.3090169943749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.809016994374942">
                <text:p>-0.8090169943749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.809016994374957">
                <text:p>-0.8090169943749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309016994374959">
                <text:p>-0.3090169943749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309016994374939">
                <text:p>0.3090169943749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809016994374944">
                <text:p>0.8090169943749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